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enderEndpoint.getTempFil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setDirectory(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setTempFileSuffix( String tempFile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processInOut( MessageExchange exchange , NormalizedMessage in , NormalizedMessag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isAp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setTempFilePrefix( String tempFil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processInOnly( MessageExchange exchange , NormalizedMessage i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ileSenderEndpoint.FileSend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setAppend(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setMarshaler( File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SenderEndpoint.setAutoCreateDirectory( boolean autoCreat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FileSenderEndpoint( File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enderEndpoint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getTempFil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nderEndpoint.isAutoCreate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